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82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1pt" fo:language="en" fo:country="US" style:font-name-asian="Monaco" style:font-size-asian="11pt" style:language-asian="en" style:country-asian="US" style:font-name-complex="Monaco" style:font-size-complex="11pt" style:language-complex="en" style:country-complex="US"/>
    </style:style>
    <style:style style:name="T1" style:family="text">
      <style:text-properties style:font-size-complex="11pt" style:font-size-asian="11pt" style:font-name-complex="Monaco" style:font-name-asian="Monaco"/>
    </style:style>
    <style:style style:name="T2" style:family="text">
      <style:text-properties style:font-size-complex="11pt" style:font-size-asian="11pt" style:font-name-complex="Monaco" style:font-name-asian="Monaco" fo:color="#000000"/>
    </style:style>
    <style:style style:name="T3" style:family="text">
      <style:text-properties style:font-size-complex="11pt" style:font-size-asian="11pt" style:font-name-complex="Monaco" style:font-name-asian="Monaco" fo:color="#7f007f"/>
    </style:style>
    <style:style style:name="T4" style:family="text">
      <style:text-properties style:font-size-complex="11pt" style:font-size-asian="11pt" style:font-name-complex="Monaco" style:font-name-asian="Monaco" style:font-style-complex="italic" style:font-style-asian="italic" fo:font-style="italic" fo:color="#2a00e1"/>
    </style:style>
    <style:style style:name="T5" style:family="text">
      <style:text-properties style:font-name-asian="Monaco" style:font-name-complex="Monaco" style:font-size-asian="11pt" style:font-size-complex="11pt" style:font-style-complex="italic" style:font-style-asian="italic" fo:font-style="italic" fo:color="#2a00e1" fo:country="US" style:country-asian="US" style:country-complex="US"/>
    </style:style>
    <style:style style:name="T6" style:family="text">
      <style:text-properties style:font-name-asian="Monaco" style:font-name-complex="Monaco" style:font-size-asian="11pt" style:font-size-complex="11pt" fo:country="US" style:country-asian="US" style:country-complex="US" fo:color="#000000"/>
    </style:style>
    <style:style style:name="T7" style:family="text">
      <style:text-properties style:font-name-asian="Monaco" style:font-name-complex="Monaco" style:font-size-asian="11pt" style:font-size-complex="11pt" fo:country="US" style:country-asian="US" style:country-complex="US" fo:color="#7f007f"/>
    </style:style>
    <style:style style:name="T8" style:family="text">
      <style:text-properties style:font-name-asian="Monaco" style:font-name-complex="Monaco" style:font-size-asian="11pt" style:font-size-complex="11pt" fo:country="US" style:country-asian="US" style:country-complex="US" fo:color="#2a00e1" fo:font-style="italic" style:font-style-asian="italic" style:font-style-complex="italic"/>
    </style:style>
    <style:style style:name="T9" style:family="text">
      <style:text-properties style:font-name-asian="Monaco" style:font-name-complex="Monaco" style:font-size-asian="11pt" style:font-size-complex="11pt" fo:country="US" style:country-asian="US" style:country-complex="US" style:font-style-complex="italic" style:font-style-asian="italic" fo:font-style="italic" fo:color="#2a00e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];[.B1];[.A1];[.C1]; )" office:value-type="string" office:string-value=".q100 {fill: url(#motif_100);stroke:#444;stroke-width:1}" calcext:value-type="string">
            <text:p>.q100 {fill: url(#motif_100);stroke:#444;stroke-width:1}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2];[.B2];[.A2];[.C2]; )" office:value-type="string" office:string-value=".q101 {fill: url(#motif_101);stroke:#444;stroke-width:1}" calcext:value-type="string">
            <text:p>.q101 {fill: url(#motif_101);stroke:#444;stroke-width:1}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3];[.B3];[.A3];[.C3]; )" office:value-type="string" office:string-value=".q110 {fill: url(#motif_110);stroke:#444;stroke-width:1}" calcext:value-type="string">
            <text:p>.q110 {fill: url(#motif_110);stroke:#444;stroke-width:1}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4];[.B4];[.A4];[.C4]; )" office:value-type="string" office:string-value=".q111 {fill: url(#motif_111);stroke:#444;stroke-width:1}" calcext:value-type="string">
            <text:p>.q111 {fill: url(#motif_111);stroke:#444;stroke-width:1}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5];[.B5];[.A5];[.C5]; )" office:value-type="string" office:string-value=".q112 {fill: url(#motif_112);stroke:#444;stroke-width:1}" calcext:value-type="string">
            <text:p>.q112 {fill: url(#motif_112);stroke:#444;stroke-width:1}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6];[.B6];[.A6];[.C6]; )" office:value-type="string" office:string-value=".q120 {fill: url(#motif_120);stroke:#444;stroke-width:1}" calcext:value-type="string">
            <text:p>.q120 {fill: url(#motif_120);stroke:#444;stroke-width:1}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7];[.B7];[.A7];[.C7]; )" office:value-type="string" office:string-value=".q121 {fill: url(#motif_121);stroke:#444;stroke-width:1}" calcext:value-type="string">
            <text:p>.q121 {fill: url(#motif_121);stroke:#444;stroke-width:1}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8];[.B8];[.A8];[.C8]; )" office:value-type="string" office:string-value=".q122 {fill: url(#motif_122);stroke:#444;stroke-width:1}" calcext:value-type="string">
            <text:p>.q122 {fill: url(#motif_122);stroke:#444;stroke-width:1}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9];[.B9];[.A9];[.C9]; )" office:value-type="string" office:string-value=".q130 {fill: url(#motif_130);stroke:#444;stroke-width:1}" calcext:value-type="string">
            <text:p>.q130 {fill: url(#motif_130);stroke:#444;stroke-width:1}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0];[.B10];[.A10];[.C10]; )" office:value-type="string" office:string-value=".q131 {fill: url(#motif_131);stroke:#444;stroke-width:1}" calcext:value-type="string">
            <text:p>.q131 {fill: url(#motif_131);stroke:#444;stroke-width:1}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1];[.B11];[.A11];[.C11]; )" office:value-type="string" office:string-value=".q140 {fill: url(#motif_140);stroke:#444;stroke-width:1}" calcext:value-type="string">
            <text:p>.q140 {fill: url(#motif_140);stroke:#444;stroke-width:1}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2];[.B12];[.A12];[.C12]; )" office:value-type="string" office:string-value=".q141 {fill: url(#motif_141);stroke:#444;stroke-width:1}" calcext:value-type="string">
            <text:p>.q141 {fill: url(#motif_141);stroke:#444;stroke-width:1}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3];[.B13];[.A13];[.C13]; )" office:value-type="string" office:string-value=".q142 {fill: url(#motif_142);stroke:#444;stroke-width:1}" calcext:value-type="string">
            <text:p>.q142 {fill: url(#motif_142);stroke:#444;stroke-width:1}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4];[.B14];[.A14];[.C14]; )" office:value-type="string" office:string-value=".q143 {fill: url(#motif_143);stroke:#444;stroke-width:1}" calcext:value-type="string">
            <text:p>.q143 {fill: url(#motif_143);stroke:#444;stroke-width:1}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5];[.B15];[.A15];[.C15]; )" office:value-type="string" office:string-value=".q150 {fill: url(#motif_150);stroke:#444;stroke-width:1}" calcext:value-type="string">
            <text:p>.q150 {fill: url(#motif_150);stroke:#444;stroke-width:1}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6];[.B16];[.A16];[.C16]; )" office:value-type="string" office:string-value=".q151 {fill: url(#motif_151);stroke:#444;stroke-width:1}" calcext:value-type="string">
            <text:p>.q151 {fill: url(#motif_151);stroke:#444;stroke-width:1}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7];[.B17];[.A17];[.C17]; )" office:value-type="string" office:string-value=".q152 {fill: url(#motif_152);stroke:#444;stroke-width:1}" calcext:value-type="string">
            <text:p>.q152 {fill: url(#motif_152);stroke:#444;stroke-width:1}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8];[.B18];[.A18];[.C18]; )" office:value-type="string" office:string-value=".q153 {fill: url(#motif_153);stroke:#444;stroke-width:1}" calcext:value-type="string">
            <text:p>.q153 {fill: url(#motif_153);stroke:#444;stroke-width:1}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19];[.B19];[.A19];[.C19]; )" office:value-type="string" office:string-value=".q160 {fill: url(#motif_160);stroke:#444;stroke-width:1}" calcext:value-type="string">
            <text:p>.q160 {fill: url(#motif_160);stroke:#444;stroke-width:1}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20];[.B20];[.A20];[.C20]; )" office:value-type="string" office:string-value=".q132 {fill: url(#motif_132);stroke:#444;stroke-width:1}" calcext:value-type="string">
            <text:p>.q132 {fill: url(#motif_132);stroke:#444;stroke-width:1}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21];[.B21];[.A21];[.C21]; )" office:value-type="string" office:string-value=".q170 {fill: url(#motif_170);stroke:#444;stroke-width:1}" calcext:value-type="string">
            <text:p>.q170 {fill: url(#motif_170);stroke:#444;stroke-width:1}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pan text:style-name="T1"> </text:span><text:span text:style-name="T2">{</text:span><text:span text:style-name="T3">fill</text:span><text:span text:style-name="T2">:</text:span><text:span text:style-name="T1"> </text:span><text:span text:style-name="T4">url(#motif_</text:span></text:p>
          </table:table-cell>
          <table:table-cell office:value-type="string" calcext:value-type="string">
            <text:p><text:span text:style-name="T5">)</text:span><text:span text:style-name="T6">;</text:span><text:span text:style-name="T7">stroke</text:span><text:span text:style-name="T6">:</text:span><text:span text:style-name="T8">#444</text:span><text:span text:style-name="T6">;</text:span><text:span text:style-name="T7">stroke-width</text:span><text:span text:style-name="T6">:</text:span><text:span text:style-name="T9">1</text:span><text:span text:style-name="T6">}</text:span></text:p>
          </table:table-cell>
          <table:table-cell table:formula="of:=CONCATENATE(&quot;.q&quot;;[.A22];[.B22];[.A22];[.C22]; )" office:value-type="string" office:string-value=".q180 {fill: url(#motif_180);stroke:#444;stroke-width:1}" calcext:value-type="string">
            <text:p>.q180 {fill: url(#motif_180);stroke:#444;stroke-width:1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6T11:44:00.266487000</meta:creation-date>
    <dc:date>2014-08-16T11:47:29.010777000</dc:date>
    <meta:editing-duration>PT2M52S</meta:editing-duration>
    <meta:editing-cycles>2</meta:editing-cycles>
    <meta:generator>LibreOffice/4.2.5.2$MacOSX_x86 LibreOffice_project/61cb170a04bb1f12e77c884eab9192be736ec5f5</meta:generator>
    <meta:document-statistic meta:table-count="1" meta:cell-count="88" meta:object-count="0"/>
  </office:meta>
</office:document-meta>
</file>